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9f0a6" officeooo:paragraph-rsid="0019f0a6"/>
    </style:style>
    <style:style style:name="P2" style:family="paragraph" style:parent-style-name="Standard">
      <style:paragraph-properties fo:text-align="center" style:justify-single-word="false"/>
      <style:text-properties officeooo:rsid="0019f0a6" officeooo:paragraph-rsid="0019f0a6"/>
    </style:style>
    <style:style style:name="P3" style:family="paragraph" style:parent-style-name="Standard">
      <style:paragraph-properties fo:text-align="start" style:justify-single-word="false"/>
      <style:text-properties officeooo:rsid="0019f0a6" officeooo:paragraph-rsid="0019f0a6"/>
    </style:style>
    <style:style style:name="T1" style:family="text">
      <style:text-properties officeooo:rsid="001b04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Latham</text:p>
      <text:p text:style-name="P1">Boniface Sindala</text:p>
      <text:p text:style-name="P1">CS X70</text:p>
      <text:p text:style-name="P1">Johnstone</text:p>
      <text:p text:style-name="P2">Assignment 1: hello_shader</text:p>
      <text:p text:style-name="P2"/>
      <text:p text:style-name="P3"><text:tab/><text:span text:style-name="T1">The hello_shader provided was plagued with build errors on first download. CMakeLists.txt was the worst culprit, having depricated flags. We spent collectively a couple hours figuring out what was wrong and what to write instead. We posted on the discussion forum for help, and Sam Collie responded with some very informative steps to fix things. Ultimately the help he gave was key to our quick start even though they took some hacking. All changes are noted in CMakeLists.txt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09:55:32.345233437</meta:creation-date>
    <dc:date>2015-09-14T10:08:46.073555601</dc:date>
    <meta:editing-duration>PT13M13S</meta:editing-duration>
    <meta:editing-cycles>3</meta:editing-cycles>
    <meta:generator>LibreOffice/5.0.1.2.0$Linux_X86_64 LibreOffice_project/00m0$Build-2</meta:generator>
    <meta:document-statistic meta:table-count="0" meta:image-count="0" meta:object-count="0" meta:page-count="1" meta:paragraph-count="6" meta:word-count="89" meta:character-count="554" meta:non-whitespace-character-count="470"/>
  </office:meta>
</office:document-meta>
</file>